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2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2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IS_plot" table:style-name="ta1">
        <table:shapes>
          <draw:frame draw:z-index="0" draw:style-name="gr1" draw:text-style-name="P1" svg:width="160.04mm" svg:height="90.05mm" svg:x="108.35mm" svg:y="13.82mm">
            <loext:p draw:notify-on-update-of-ranges="NIS_plot.C1:NIS_plot.C1 NIS_plot.C2:NIS_plot.C1225 NIS_plot.D1:NIS_plot.D1 NIS_plot.D2:NIS_plot.D12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04mm" svg:height="90.05mm" svg:x="104.83mm" svg:y="117.41mm">
            <loext:p draw:notify-on-update-of-ranges="NIS_plot.A1:NIS_plot.A1 NIS_plot.A2:NIS_plot.A1225 NIS_plot.B1:NIS_plot.B1 NIS_plot.B2:NIS_plot.B12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NIS</text:p>
          </table:table-cell>
          <table:table-cell office:value-type="string" calcext:value-type="string">
            <text:p>Laser 95%</text:p>
          </table:table-cell>
          <table:table-cell office:value-type="string" calcext:value-type="string">
            <text:p>NIS</text:p>
          </table:table-cell>
          <table:table-cell office:value-type="string" calcext:value-type="string">
            <text:p>Radar 95%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74.7294" calcext:value-type="float">
            <text:p>74.7294</text:p>
          </table:table-cell>
          <table:table-cell office:value-type="float" office:value="7.805" calcext:value-type="float">
            <text:p>7.805</text:p>
          </table:table-cell>
          <table:table-cell table:number-columns-repeated="3"/>
          <table:table-cell office:value-type="string" calcext:value-type="string">
            <text:p>obj_pose-laser-radar-synthetic-input.txt dataset</text:p>
          </table:table-cell>
        </table:table-row>
        <table:table-row table:style-name="ro1">
          <table:table-cell office:value-type="float" office:value="1.41292" calcext:value-type="float">
            <text:p>1.4129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97771" calcext:value-type="float">
            <text:p>0.9777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5.01144" calcext:value-type="float">
            <text:p>5.0114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82773" calcext:value-type="float">
            <text:p>4.8277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8.31965" calcext:value-type="float">
            <text:p>8.3196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8.16062" calcext:value-type="float">
            <text:p>8.1606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5.41157" calcext:value-type="float">
            <text:p>5.4115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841248" calcext:value-type="float">
            <text:p>0.84124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37773" calcext:value-type="float">
            <text:p>1.3777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76674" calcext:value-type="float">
            <text:p>1.7667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9.74112" calcext:value-type="float">
            <text:p>9.7411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36606" calcext:value-type="float">
            <text:p>2.3660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16993" calcext:value-type="float">
            <text:p>3.1699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13291" calcext:value-type="float">
            <text:p>1.1329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6.35333" calcext:value-type="float">
            <text:p>6.3533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74434" calcext:value-type="float">
            <text:p>2.7443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7.60354" calcext:value-type="float">
            <text:p>7.6035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20249" calcext:value-type="float">
            <text:p>1.2024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73933" calcext:value-type="float">
            <text:p>2.7393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90419" calcext:value-type="float">
            <text:p>2.9041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517991" calcext:value-type="float">
            <text:p>0.51799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86008" calcext:value-type="float">
            <text:p>1.8600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71131" calcext:value-type="float">
            <text:p>1.7113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3"/>
          <table:table-cell office:value-type="string" calcext:value-type="string">
            <text:p>obj_pose-laser-radar-synthetic-input.txt datase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95827" calcext:value-type="float">
            <text:p>2.9582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70399" calcext:value-type="float">
            <text:p>1.7039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57894" calcext:value-type="float">
            <text:p>4.5789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85468" calcext:value-type="float">
            <text:p>1.8546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79481" calcext:value-type="float">
            <text:p>2.7948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248956" calcext:value-type="float">
            <text:p>0.24895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6.3072" calcext:value-type="float">
            <text:p>6.307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669133" calcext:value-type="float">
            <text:p>0.66913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5.33245" calcext:value-type="float">
            <text:p>5.3324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0647776" calcext:value-type="float">
            <text:p>0.064777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29805" calcext:value-type="float">
            <text:p>2.2980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5.27579" calcext:value-type="float">
            <text:p>5.2757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22106" calcext:value-type="float">
            <text:p>3.2210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645171" calcext:value-type="float">
            <text:p>0.64517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03118" calcext:value-type="float">
            <text:p>3.0311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510346" calcext:value-type="float">
            <text:p>0.51034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82294" calcext:value-type="float">
            <text:p>1.8229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66728" calcext:value-type="float">
            <text:p>2.6672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88261" calcext:value-type="float">
            <text:p>1.8826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374324" calcext:value-type="float">
            <text:p>0.37432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04217" calcext:value-type="float">
            <text:p>1.0421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399947" calcext:value-type="float">
            <text:p>0.39994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96209" calcext:value-type="float">
            <text:p>1.9620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73589" calcext:value-type="float">
            <text:p>2.7358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015" calcext:value-type="float">
            <text:p>2.01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34679" calcext:value-type="float">
            <text:p>1.3467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2.4033" calcext:value-type="float">
            <text:p>12.403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43044" calcext:value-type="float">
            <text:p>1.4304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702584" calcext:value-type="float">
            <text:p>0.70258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848618" calcext:value-type="float">
            <text:p>0.84861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69061" calcext:value-type="float">
            <text:p>1.6906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82504" calcext:value-type="float">
            <text:p>1.8250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30905" calcext:value-type="float">
            <text:p>2.3090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45799" calcext:value-type="float">
            <text:p>1.4579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16657" calcext:value-type="float">
            <text:p>1.1665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18822" calcext:value-type="float">
            <text:p>1.1882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12341" calcext:value-type="float">
            <text:p>2.1234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380546" calcext:value-type="float">
            <text:p>0.38054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53816" calcext:value-type="float">
            <text:p>1.5381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345639" calcext:value-type="float">
            <text:p>0.34563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328566" calcext:value-type="float">
            <text:p>0.32856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413307" calcext:value-type="float">
            <text:p>0.41330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65214" calcext:value-type="float">
            <text:p>4.6521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573617" calcext:value-type="float">
            <text:p>0.57361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62303" calcext:value-type="float">
            <text:p>1.6230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432636" calcext:value-type="float">
            <text:p>0.43263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54713" calcext:value-type="float">
            <text:p>2.5471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21232" calcext:value-type="float">
            <text:p>2.2123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08592" calcext:value-type="float">
            <text:p>1.0859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0975326" calcext:value-type="float">
            <text:p>0.097532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969908" calcext:value-type="float">
            <text:p>0.96990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26884" calcext:value-type="float">
            <text:p>1.2688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271401" calcext:value-type="float">
            <text:p>0.27140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56842" calcext:value-type="float">
            <text:p>2.5684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726188" calcext:value-type="float">
            <text:p>0.72618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48313" calcext:value-type="float">
            <text:p>2.4831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11597" calcext:value-type="float">
            <text:p>3.1159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78184" calcext:value-type="float">
            <text:p>2.7818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524715" calcext:value-type="float">
            <text:p>0.52471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68644" calcext:value-type="float">
            <text:p>2.6864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34827" calcext:value-type="float">
            <text:p>2.3482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4.46611" calcext:value-type="float">
            <text:p>4.4661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645632" calcext:value-type="float">
            <text:p>0.64563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29447" calcext:value-type="float">
            <text:p>3.2944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467849" calcext:value-type="float">
            <text:p>0.46784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11053" calcext:value-type="float">
            <text:p>1.1105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901215" calcext:value-type="float">
            <text:p>0.90121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436577" calcext:value-type="float">
            <text:p>0.43657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5.68753" calcext:value-type="float">
            <text:p>5.6875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99228" calcext:value-type="float">
            <text:p>1.9922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933236" calcext:value-type="float">
            <text:p>0.93323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02375" calcext:value-type="float">
            <text:p>1.0237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6987" calcext:value-type="float">
            <text:p>2.698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885468" calcext:value-type="float">
            <text:p>0.88546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5.14113" calcext:value-type="float">
            <text:p>5.1411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706009" calcext:value-type="float">
            <text:p>0.70600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56825" calcext:value-type="float">
            <text:p>4.5682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15345" calcext:value-type="float">
            <text:p>2.1534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14976" calcext:value-type="float">
            <text:p>2.1497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0340546" calcext:value-type="float">
            <text:p>0.034054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5.40725" calcext:value-type="float">
            <text:p>5.4072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52427" calcext:value-type="float">
            <text:p>3.5242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210287" calcext:value-type="float">
            <text:p>0.21028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249748" calcext:value-type="float">
            <text:p>0.24974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49747" calcext:value-type="float">
            <text:p>1.4974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125862" calcext:value-type="float">
            <text:p>0.12586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149605" calcext:value-type="float">
            <text:p>0.14960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54032" calcext:value-type="float">
            <text:p>1.5403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09871" calcext:value-type="float">
            <text:p>2.0987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27958" calcext:value-type="float">
            <text:p>2.2795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0.0456" calcext:value-type="float">
            <text:p>10.045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40806" calcext:value-type="float">
            <text:p>2.4080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28765" calcext:value-type="float">
            <text:p>1.2876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378255" calcext:value-type="float">
            <text:p>0.37825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98322" calcext:value-type="float">
            <text:p>0.9832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44298" calcext:value-type="float">
            <text:p>1.4429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700306" calcext:value-type="float">
            <text:p>0.70030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030872" calcext:value-type="float">
            <text:p>0.03087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9.2392" calcext:value-type="float">
            <text:p>9.239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56863" calcext:value-type="float">
            <text:p>1.5686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5.4196" calcext:value-type="float">
            <text:p>5.419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31468" calcext:value-type="float">
            <text:p>2.3146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883335" calcext:value-type="float">
            <text:p>0.88333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69136" calcext:value-type="float">
            <text:p>2.6913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50633" calcext:value-type="float">
            <text:p>1.5063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65368" calcext:value-type="float">
            <text:p>1.6536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6.86024" calcext:value-type="float">
            <text:p>6.8602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36192" calcext:value-type="float">
            <text:p>0.3619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613463" calcext:value-type="float">
            <text:p>0.61346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698005" calcext:value-type="float">
            <text:p>0.69800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7843" calcext:value-type="float">
            <text:p>4.784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06438" calcext:value-type="float">
            <text:p>1.0643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66942" calcext:value-type="float">
            <text:p>4.6694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55209" calcext:value-type="float">
            <text:p>1.5520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8.69929" calcext:value-type="float">
            <text:p>8.6992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892182" calcext:value-type="float">
            <text:p>0.89218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16968" calcext:value-type="float">
            <text:p>2.1696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961685" calcext:value-type="float">
            <text:p>0.96168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9.12634" calcext:value-type="float">
            <text:p>9.1263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22669" calcext:value-type="float">
            <text:p>1.2266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32732" calcext:value-type="float">
            <text:p>1.3273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014376" calcext:value-type="float">
            <text:p>0.01437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07343" calcext:value-type="float">
            <text:p>2.0734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2837" calcext:value-type="float">
            <text:p>2.283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589073" calcext:value-type="float">
            <text:p>0.58907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49953" calcext:value-type="float">
            <text:p>2.4995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70131" calcext:value-type="float">
            <text:p>1.7013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380404" calcext:value-type="float">
            <text:p>0.38040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00215" calcext:value-type="float">
            <text:p>2.0021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62713" calcext:value-type="float">
            <text:p>1.6271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45841" calcext:value-type="float">
            <text:p>3.4584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055267" calcext:value-type="float">
            <text:p>0.05526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967287" calcext:value-type="float">
            <text:p>0.96728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20434" calcext:value-type="float">
            <text:p>2.2043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991786" calcext:value-type="float">
            <text:p>0.99178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548446" calcext:value-type="float">
            <text:p>0.54844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65756" calcext:value-type="float">
            <text:p>3.6575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487521" calcext:value-type="float">
            <text:p>0.48752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96089" calcext:value-type="float">
            <text:p>4.9608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19394" calcext:value-type="float">
            <text:p>3.1939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47705" calcext:value-type="float">
            <text:p>1.4770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921743" calcext:value-type="float">
            <text:p>0.92174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23737" calcext:value-type="float">
            <text:p>2.2373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551253" calcext:value-type="float">
            <text:p>0.55125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52469" calcext:value-type="float">
            <text:p>2.5246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67447" calcext:value-type="float">
            <text:p>2.6744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72823" calcext:value-type="float">
            <text:p>4.7282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48515" calcext:value-type="float">
            <text:p>2.4851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179773" calcext:value-type="float">
            <text:p>0.17977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0576079" calcext:value-type="float">
            <text:p>0.057607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44909" calcext:value-type="float">
            <text:p>3.4490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86873" calcext:value-type="float">
            <text:p>2.8687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428757" calcext:value-type="float">
            <text:p>0.42875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377006" calcext:value-type="float">
            <text:p>0.37700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500386" calcext:value-type="float">
            <text:p>0.50038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177045" calcext:value-type="float">
            <text:p>0.17704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47926" calcext:value-type="float">
            <text:p>2.4792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391384" calcext:value-type="float">
            <text:p>0.39138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59263" calcext:value-type="float">
            <text:p>2.5926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65138" calcext:value-type="float">
            <text:p>1.6513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747451" calcext:value-type="float">
            <text:p>0.74745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719927" calcext:value-type="float">
            <text:p>0.71992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31159" calcext:value-type="float">
            <text:p>4.3115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51194" calcext:value-type="float">
            <text:p>1.5119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88436" calcext:value-type="float">
            <text:p>2.8843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544071" calcext:value-type="float">
            <text:p>0.54407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06455" calcext:value-type="float">
            <text:p>1.0645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91235" calcext:value-type="float">
            <text:p>1.9123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7.91338" calcext:value-type="float">
            <text:p>7.9133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39836" calcext:value-type="float">
            <text:p>2.3983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93842" calcext:value-type="float">
            <text:p>2.9384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22549" calcext:value-type="float">
            <text:p>1.2254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25865" calcext:value-type="float">
            <text:p>3.2586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45727" calcext:value-type="float">
            <text:p>3.4572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32047" calcext:value-type="float">
            <text:p>1.3204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88124" calcext:value-type="float">
            <text:p>0.8812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15834" calcext:value-type="float">
            <text:p>3.1583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0109629" calcext:value-type="float">
            <text:p>0.010962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5.14459" calcext:value-type="float">
            <text:p>5.1445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89286" calcext:value-type="float">
            <text:p>3.8928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978005" calcext:value-type="float">
            <text:p>0.97800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76499" calcext:value-type="float">
            <text:p>1.7649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64524" calcext:value-type="float">
            <text:p>1.6452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17497" calcext:value-type="float">
            <text:p>1.1749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71693" calcext:value-type="float">
            <text:p>1.7169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44084" calcext:value-type="float">
            <text:p>2.4408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10564" calcext:value-type="float">
            <text:p>2.1056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50098" calcext:value-type="float">
            <text:p>0.5009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73251" calcext:value-type="float">
            <text:p>1.7325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653081" calcext:value-type="float">
            <text:p>0.65308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64011" calcext:value-type="float">
            <text:p>3.6401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68807" calcext:value-type="float">
            <text:p>3.6880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07828" calcext:value-type="float">
            <text:p>1.0782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47991" calcext:value-type="float">
            <text:p>1.4799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2521" calcext:value-type="float">
            <text:p>1.252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14024" calcext:value-type="float">
            <text:p>3.1402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41488" calcext:value-type="float">
            <text:p>2.4148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831336" calcext:value-type="float">
            <text:p>0.83133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26432" calcext:value-type="float">
            <text:p>2.2643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880041" calcext:value-type="float">
            <text:p>0.88004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435803" calcext:value-type="float">
            <text:p>0.43580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6.05097" calcext:value-type="float">
            <text:p>6.0509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3838" calcext:value-type="float">
            <text:p>3.383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90885" calcext:value-type="float">
            <text:p>2.9088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28614" calcext:value-type="float">
            <text:p>1.2861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722698" calcext:value-type="float">
            <text:p>0.72269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97139" calcext:value-type="float">
            <text:p>0.9713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3507" calcext:value-type="float">
            <text:p>1.350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16707" calcext:value-type="float">
            <text:p>1.1670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628664" calcext:value-type="float">
            <text:p>0.62866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89352" calcext:value-type="float">
            <text:p>1.8935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5.15063" calcext:value-type="float">
            <text:p>5.1506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15851" calcext:value-type="float">
            <text:p>2.1585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101323" calcext:value-type="float">
            <text:p>0.10132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11295" calcext:value-type="float">
            <text:p>2.1129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504849" calcext:value-type="float">
            <text:p>0.50484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6.04357" calcext:value-type="float">
            <text:p>6.0435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826951" calcext:value-type="float">
            <text:p>0.82695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66418" calcext:value-type="float">
            <text:p>4.6641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666803" calcext:value-type="float">
            <text:p>0.66680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58992" calcext:value-type="float">
            <text:p>1.5899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77992" calcext:value-type="float">
            <text:p>2.7799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7251" calcext:value-type="float">
            <text:p>4.725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250907" calcext:value-type="float">
            <text:p>0.25090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55523" calcext:value-type="float">
            <text:p>2.5552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25713" calcext:value-type="float">
            <text:p>1.2571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2712" calcext:value-type="float">
            <text:p>2.271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926695" calcext:value-type="float">
            <text:p>0.92669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441312" calcext:value-type="float">
            <text:p>0.44131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91623" calcext:value-type="float">
            <text:p>1.9162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01267" calcext:value-type="float">
            <text:p>3.0126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25105" calcext:value-type="float">
            <text:p>2.2510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785808" calcext:value-type="float">
            <text:p>0.78580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93183" calcext:value-type="float">
            <text:p>2.9318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152673" calcext:value-type="float">
            <text:p>0.15267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53074" calcext:value-type="float">
            <text:p>1.5307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520467" calcext:value-type="float">
            <text:p>0.52046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745198" calcext:value-type="float">
            <text:p>0.74519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366915" calcext:value-type="float">
            <text:p>0.36691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7761" calcext:value-type="float">
            <text:p>3.776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783422" calcext:value-type="float">
            <text:p>0.78342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03983" calcext:value-type="float">
            <text:p>1.0398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99146" calcext:value-type="float">
            <text:p>3.9914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9209" calcext:value-type="float">
            <text:p>0.920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04241" calcext:value-type="float">
            <text:p>2.0424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6.98968" calcext:value-type="float">
            <text:p>6.9896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103427" calcext:value-type="float">
            <text:p>0.10342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42698" calcext:value-type="float">
            <text:p>4.4269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116935" calcext:value-type="float">
            <text:p>0.11693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4374" calcext:value-type="float">
            <text:p>3.437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6.78648" calcext:value-type="float">
            <text:p>6.7864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6.34925" calcext:value-type="float">
            <text:p>6.3492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988465" calcext:value-type="float">
            <text:p>0.98846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6939" calcext:value-type="float">
            <text:p>3.693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68337" calcext:value-type="float">
            <text:p>1.6833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2655" calcext:value-type="float">
            <text:p>4.265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379826" calcext:value-type="float">
            <text:p>0.37982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43995" calcext:value-type="float">
            <text:p>2.4399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16197" calcext:value-type="float">
            <text:p>1.1619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740229" calcext:value-type="float">
            <text:p>0.74022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33615" calcext:value-type="float">
            <text:p>1.3361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479215" calcext:value-type="float">
            <text:p>0.47921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99677" calcext:value-type="float">
            <text:p>0.9967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21326" calcext:value-type="float">
            <text:p>3.2132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49529" calcext:value-type="float">
            <text:p>3.4952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37355" calcext:value-type="float">
            <text:p>1.3735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5178" calcext:value-type="float">
            <text:p>1.517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054153" calcext:value-type="float">
            <text:p>0.05415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04871" calcext:value-type="float">
            <text:p>2.0487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00196" calcext:value-type="float">
            <text:p>2.0019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427787" calcext:value-type="float">
            <text:p>0.42778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18599" calcext:value-type="float">
            <text:p>4.1859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05195" calcext:value-type="float">
            <text:p>1.0519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119789" calcext:value-type="float">
            <text:p>0.11978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573225" calcext:value-type="float">
            <text:p>0.57322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5.77844" calcext:value-type="float">
            <text:p>5.7784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6.49228" calcext:value-type="float">
            <text:p>6.4922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72069" calcext:value-type="float">
            <text:p>0.7206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83313" calcext:value-type="float">
            <text:p>0.8331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5.55216" calcext:value-type="float">
            <text:p>5.5521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698348" calcext:value-type="float">
            <text:p>0.69834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17004" calcext:value-type="float">
            <text:p>1.1700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46727" calcext:value-type="float">
            <text:p>2.4672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19684" calcext:value-type="float">
            <text:p>1.1968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77425" calcext:value-type="float">
            <text:p>1.7742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663221" calcext:value-type="float">
            <text:p>0.66322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5.66765" calcext:value-type="float">
            <text:p>5.6676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01469" calcext:value-type="float">
            <text:p>1.0146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4.49211" calcext:value-type="float">
            <text:p>4.4921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40943" calcext:value-type="float">
            <text:p>1.4094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19081" calcext:value-type="float">
            <text:p>1.1908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18793" calcext:value-type="float">
            <text:p>2.1879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6206" calcext:value-type="float">
            <text:p>1.620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83042" calcext:value-type="float">
            <text:p>1.8304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97854" calcext:value-type="float">
            <text:p>3.9785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42288" calcext:value-type="float">
            <text:p>2.4228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70595" calcext:value-type="float">
            <text:p>1.7059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53719" calcext:value-type="float">
            <text:p>3.5371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662576" calcext:value-type="float">
            <text:p>0.66257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68793" calcext:value-type="float">
            <text:p>2.6879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570235" calcext:value-type="float">
            <text:p>0.57023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704658" calcext:value-type="float">
            <text:p>0.70465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93824" calcext:value-type="float">
            <text:p>1.9382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59877" calcext:value-type="float">
            <text:p>4.5987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5.06636" calcext:value-type="float">
            <text:p>5.0663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97714" calcext:value-type="float">
            <text:p>1.9771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937787" calcext:value-type="float">
            <text:p>0.93778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45463" calcext:value-type="float">
            <text:p>1.4546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67845" calcext:value-type="float">
            <text:p>1.6784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24201" calcext:value-type="float">
            <text:p>4.2420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773365" calcext:value-type="float">
            <text:p>0.77336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8.10834" calcext:value-type="float">
            <text:p>8.1083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117" calcext:value-type="float">
            <text:p>0.11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86538" calcext:value-type="float">
            <text:p>2.8653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525677" calcext:value-type="float">
            <text:p>0.52567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2018" calcext:value-type="float">
            <text:p>1.201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94762" calcext:value-type="float">
            <text:p>2.9476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15129" calcext:value-type="float">
            <text:p>1.1512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058266" calcext:value-type="float">
            <text:p>0.05826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0821" calcext:value-type="float">
            <text:p>3.082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56487" calcext:value-type="float">
            <text:p>3.5648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71609" calcext:value-type="float">
            <text:p>1.7160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20366" calcext:value-type="float">
            <text:p>1.2036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74492" calcext:value-type="float">
            <text:p>4.7449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3.1408" calcext:value-type="float">
            <text:p>13.140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00106" calcext:value-type="float">
            <text:p>3.0010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973803" calcext:value-type="float">
            <text:p>0.97380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39898" calcext:value-type="float">
            <text:p>2.3989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783145" calcext:value-type="float">
            <text:p>0.78314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70626" calcext:value-type="float">
            <text:p>1.7062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21327" calcext:value-type="float">
            <text:p>1.2132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91858" calcext:value-type="float">
            <text:p>3.9185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000383243" calcext:value-type="float">
            <text:p>0.00038324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74187" calcext:value-type="float">
            <text:p>1.7418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14154" calcext:value-type="float">
            <text:p>1.1415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06297" calcext:value-type="float">
            <text:p>2.0629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7.31877" calcext:value-type="float">
            <text:p>7.3187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14656" calcext:value-type="float">
            <text:p>4.1465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85059" calcext:value-type="float">
            <text:p>1.8505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65118" calcext:value-type="float">
            <text:p>1.6511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04021" calcext:value-type="float">
            <text:p>1.0402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423142" calcext:value-type="float">
            <text:p>0.42314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96011" calcext:value-type="float">
            <text:p>1.9601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744366" calcext:value-type="float">
            <text:p>0.74436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46912" calcext:value-type="float">
            <text:p>3.4691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59526" calcext:value-type="float">
            <text:p>4.5952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92587" calcext:value-type="float">
            <text:p>3.9258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64663" calcext:value-type="float">
            <text:p>0.6466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85473" calcext:value-type="float">
            <text:p>3.8547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29015" calcext:value-type="float">
            <text:p>1.2901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251329" calcext:value-type="float">
            <text:p>0.25132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53647" calcext:value-type="float">
            <text:p>1.5364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705618" calcext:value-type="float">
            <text:p>0.70561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7.07494" calcext:value-type="float">
            <text:p>7.0749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783244" calcext:value-type="float">
            <text:p>0.78324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117499" calcext:value-type="float">
            <text:p>0.11749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336067" calcext:value-type="float">
            <text:p>0.33606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1.1544" calcext:value-type="float">
            <text:p>11.154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50126" calcext:value-type="float">
            <text:p>1.5012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42987" calcext:value-type="float">
            <text:p>3.4298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5223" calcext:value-type="float">
            <text:p>2.522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16204" calcext:value-type="float">
            <text:p>1.1620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3186" calcext:value-type="float">
            <text:p>0.318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677152" calcext:value-type="float">
            <text:p>0.67715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7.73144" calcext:value-type="float">
            <text:p>7.7314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22891" calcext:value-type="float">
            <text:p>1.2289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10522" calcext:value-type="float">
            <text:p>1.1052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71746" calcext:value-type="float">
            <text:p>2.7174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26598" calcext:value-type="float">
            <text:p>1.2659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61493" calcext:value-type="float">
            <text:p>1.6149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040051" calcext:value-type="float">
            <text:p>0.04005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96517" calcext:value-type="float">
            <text:p>3.9651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517206" calcext:value-type="float">
            <text:p>0.51720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79809" calcext:value-type="float">
            <text:p>1.7980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60658" calcext:value-type="float">
            <text:p>2.6065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63135" calcext:value-type="float">
            <text:p>3.6313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60661" calcext:value-type="float">
            <text:p>1.6066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48499" calcext:value-type="float">
            <text:p>1.4849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34284" calcext:value-type="float">
            <text:p>2.3428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7.90043" calcext:value-type="float">
            <text:p>7.9004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315633" calcext:value-type="float">
            <text:p>0.31563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8.56391" calcext:value-type="float">
            <text:p>8.5639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547828" calcext:value-type="float">
            <text:p>0.54782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14254" calcext:value-type="float">
            <text:p>0.1425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989393" calcext:value-type="float">
            <text:p>0.98939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837201" calcext:value-type="float">
            <text:p>0.83720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0584067" calcext:value-type="float">
            <text:p>0.058406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63048" calcext:value-type="float">
            <text:p>2.6304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30491" calcext:value-type="float">
            <text:p>1.3049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76219" calcext:value-type="float">
            <text:p>1.7621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278797" calcext:value-type="float">
            <text:p>0.27879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957199" calcext:value-type="float">
            <text:p>0.95719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33884" calcext:value-type="float">
            <text:p>3.3388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352542" calcext:value-type="float">
            <text:p>0.35254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6473" calcext:value-type="float">
            <text:p>2.647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9.08304" calcext:value-type="float">
            <text:p>9.0830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285067" calcext:value-type="float">
            <text:p>0.28506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03634" calcext:value-type="float">
            <text:p>2.0363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13979" calcext:value-type="float">
            <text:p>1.1397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913113" calcext:value-type="float">
            <text:p>0.91311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09451" calcext:value-type="float">
            <text:p>1.0945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24793" calcext:value-type="float">
            <text:p>2.2479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0856761" calcext:value-type="float">
            <text:p>0.085676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61182" calcext:value-type="float">
            <text:p>4.6118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48403" calcext:value-type="float">
            <text:p>0.4840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41588" calcext:value-type="float">
            <text:p>1.4158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25595" calcext:value-type="float">
            <text:p>3.2559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65316" calcext:value-type="float">
            <text:p>4.6531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345536" calcext:value-type="float">
            <text:p>0.34553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92648" calcext:value-type="float">
            <text:p>1.9264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17784" calcext:value-type="float">
            <text:p>1.1778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92526" calcext:value-type="float">
            <text:p>3.9252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96764" calcext:value-type="float">
            <text:p>1.9676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7.77899" calcext:value-type="float">
            <text:p>7.7789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0703472" calcext:value-type="float">
            <text:p>0.070347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41598" calcext:value-type="float">
            <text:p>1.4159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36779" calcext:value-type="float">
            <text:p>3.3677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90258" calcext:value-type="float">
            <text:p>4.9025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5.23822" calcext:value-type="float">
            <text:p>5.2382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04773" calcext:value-type="float">
            <text:p>4.0477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65469" calcext:value-type="float">
            <text:p>1.6546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34044" calcext:value-type="float">
            <text:p>1.3404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850954" calcext:value-type="float">
            <text:p>0.85095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3894" calcext:value-type="float">
            <text:p>1.389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141339" calcext:value-type="float">
            <text:p>0.14133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1706" calcext:value-type="float">
            <text:p>3.170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4.20048" calcext:value-type="float">
            <text:p>4.2004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5137" calcext:value-type="float">
            <text:p>2.513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700209" calcext:value-type="float">
            <text:p>0.70020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7.77403" calcext:value-type="float">
            <text:p>7.7740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51744" calcext:value-type="float">
            <text:p>2.5174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24531" calcext:value-type="float">
            <text:p>3.2453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832294" calcext:value-type="float">
            <text:p>0.83229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296415" calcext:value-type="float">
            <text:p>0.29641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26274" calcext:value-type="float">
            <text:p>1.2627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218067" calcext:value-type="float">
            <text:p>0.21806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904832" calcext:value-type="float">
            <text:p>0.90483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543515" calcext:value-type="float">
            <text:p>0.54351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2321" calcext:value-type="float">
            <text:p>1.232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553394" calcext:value-type="float">
            <text:p>0.55339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07661" calcext:value-type="float">
            <text:p>2.0766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6.62948" calcext:value-type="float">
            <text:p>6.6294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104982" calcext:value-type="float">
            <text:p>0.10498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7.71045" calcext:value-type="float">
            <text:p>7.7104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4292" calcext:value-type="float">
            <text:p>2.429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38183" calcext:value-type="float">
            <text:p>0.3818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7.44975" calcext:value-type="float">
            <text:p>7.4497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57338" calcext:value-type="float">
            <text:p>2.5733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594996" calcext:value-type="float">
            <text:p>0.59499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0922864" calcext:value-type="float">
            <text:p>0.092286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22107" calcext:value-type="float">
            <text:p>3.2210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34615" calcext:value-type="float">
            <text:p>1.3461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87697" calcext:value-type="float">
            <text:p>1.8769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282664" calcext:value-type="float">
            <text:p>0.28266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03968" calcext:value-type="float">
            <text:p>2.0396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39742" calcext:value-type="float">
            <text:p>1.3974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219785" calcext:value-type="float">
            <text:p>0.21978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9.03405" calcext:value-type="float">
            <text:p>9.0340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4.71697" calcext:value-type="float">
            <text:p>4.7169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471582" calcext:value-type="float">
            <text:p>0.47158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60556" calcext:value-type="float">
            <text:p>0.6055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6.89105" calcext:value-type="float">
            <text:p>6.8910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96194" calcext:value-type="float">
            <text:p>1.9619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04114" calcext:value-type="float">
            <text:p>4.0411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233852" calcext:value-type="float">
            <text:p>0.23385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49293" calcext:value-type="float">
            <text:p>1.4929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222755" calcext:value-type="float">
            <text:p>0.22275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07852" calcext:value-type="float">
            <text:p>3.0785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7.2448" calcext:value-type="float">
            <text:p>7.244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89287" calcext:value-type="float">
            <text:p>2.8928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4.82429" calcext:value-type="float">
            <text:p>4.8242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6973" calcext:value-type="float">
            <text:p>1.697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410815" calcext:value-type="float">
            <text:p>0.41081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15932" calcext:value-type="float">
            <text:p>3.1593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W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W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W">Z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ZW">Z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 style:data-style-name="N2" text:time-value="09:13:05.9382476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4-24T09:14:11.917691987</dc:date>
    <meta:editing-duration>PT2H38M1S</meta:editing-duration>
    <meta:editing-cycles>11</meta:editing-cycles>
    <meta:document-statistic meta:table-count="1" meta:cell-count="345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cm" chart:symbol-height="0cm" chart:link-data-style-to-source="true"/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cm" chart:symbol-height="0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line" chart:style-name="ch1">
        <chart:legend chart:legend-position="end" svg:x="12.968cm" svg:y="3.955cm" style:legend-expansion="high" chart:style-name="ch2"/>
        <chart:plot-area chart:style-name="ch3" table:cell-range-address="NIS_plot.C1:NIS_plot.D1225" chart:data-source-has-labels="row" svg:x="0.69cm" svg:y="-0.046cm" svg:width="12.544cm" svg:height="8.644cm">
          <chartooo:coordinate-region svg:x="1.311cm" svg:y="0.153cm" svg:width="11.923cm" svg:height="7.3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IS_plot.C2:NIS_plot.C1225" chart:label-cell-address="NIS_plot.C1:NIS_plot.C1" chart:class="chart:line">
            <chart:data-point chart:repeated="1224"/>
          </chart:series>
          <chart:series chart:style-name="ch7" chart:values-cell-range-address="NIS_plot.D2:NIS_plot.D1225" chart:label-cell-address="NIS_plot.D1:NIS_plot.D1" chart:class="chart:line">
            <chart:data-point chart:repeated="12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IS</text:p>
                <draw:g>
                  <svg:desc>NIS_plot.C1:NIS_plot.C1</svg:desc>
                </draw:g>
              </table:table-cell>
              <table:table-cell office:value-type="string">
                <text:p>Radar 95%</text:p>
                <draw:g>
                  <svg:desc>NIS_plot.D1:NIS_plo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IS_plot.C2:NIS_plot.C1225</svg:desc>
                </draw:g>
              </table:table-cell>
              <table:table-cell office:value-type="float" office:value="7.805">
                <text:p>7.805</text:p>
                <draw:g>
                  <svg:desc>NIS_plot.D2:NIS_plot.D12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.7294">
                <text:p>74.729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771">
                <text:p>0.9777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82773">
                <text:p>4.8277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16062">
                <text:p>8.1606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41248">
                <text:p>0.84124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6674">
                <text:p>1.7667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6606">
                <text:p>2.3660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3291">
                <text:p>1.1329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4434">
                <text:p>2.7443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0249">
                <text:p>1.2024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90419">
                <text:p>2.9041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86008">
                <text:p>1.8600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95827">
                <text:p>2.9582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57894">
                <text:p>4.5789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79481">
                <text:p>2.7948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3072">
                <text:p>6.307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33245">
                <text:p>5.3324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29805">
                <text:p>2.2980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22106">
                <text:p>3.2210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118">
                <text:p>3.0311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82294">
                <text:p>1.8229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88261">
                <text:p>1.8826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4217">
                <text:p>1.0421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96209">
                <text:p>1.9620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015">
                <text:p>2.01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4033">
                <text:p>12.403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02584">
                <text:p>0.70258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69061">
                <text:p>1.6906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30905">
                <text:p>2.3090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6657">
                <text:p>1.1665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12341">
                <text:p>2.1234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3816">
                <text:p>1.5381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28566">
                <text:p>0.32856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65214">
                <text:p>4.6521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62303">
                <text:p>1.6230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54713">
                <text:p>2.5471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8592">
                <text:p>1.0859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69908">
                <text:p>0.96990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71401">
                <text:p>0.27140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26188">
                <text:p>0.72618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11597">
                <text:p>3.1159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24715">
                <text:p>0.52471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34827">
                <text:p>2.3482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45632">
                <text:p>0.64563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67849">
                <text:p>0.46784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01215">
                <text:p>0.90121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68753">
                <text:p>5.6875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33236">
                <text:p>0.93323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6987">
                <text:p>2.698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14113">
                <text:p>5.1411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56825">
                <text:p>4.5682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14976">
                <text:p>2.1497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40725">
                <text:p>5.4072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10287">
                <text:p>0.21028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49747">
                <text:p>1.4974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49605">
                <text:p>0.14960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09871">
                <text:p>2.0987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0456">
                <text:p>10.045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28765">
                <text:p>1.2876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8322">
                <text:p>0.9832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00306">
                <text:p>0.70030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.2392">
                <text:p>9.239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4196">
                <text:p>5.419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83335">
                <text:p>0.88333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50633">
                <text:p>1.5063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86024">
                <text:p>6.8602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13463">
                <text:p>0.61346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7843">
                <text:p>4.784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66942">
                <text:p>4.6694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.69929">
                <text:p>8.6992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16968">
                <text:p>2.1696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.12634">
                <text:p>9.1263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32732">
                <text:p>1.3273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07343">
                <text:p>2.0734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89073">
                <text:p>0.58907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70131">
                <text:p>1.7013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00215">
                <text:p>2.0021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45841">
                <text:p>3.4584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67287">
                <text:p>0.96728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91786">
                <text:p>0.99178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65756">
                <text:p>3.6575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96089">
                <text:p>4.9608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47705">
                <text:p>1.4770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23737">
                <text:p>2.2373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52469">
                <text:p>2.5246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72823">
                <text:p>4.7282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79773">
                <text:p>0.17977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44909">
                <text:p>3.4490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28757">
                <text:p>0.42875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00386">
                <text:p>0.50038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47926">
                <text:p>2.4792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59263">
                <text:p>2.5926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47451">
                <text:p>0.74745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31159">
                <text:p>4.3115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88436">
                <text:p>2.8843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06455">
                <text:p>1.0645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.91338">
                <text:p>7.9133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93842">
                <text:p>2.9384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25865">
                <text:p>3.2586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32047">
                <text:p>1.3204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15834">
                <text:p>3.1583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.14459">
                <text:p>5.1445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78005">
                <text:p>0.97800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64524">
                <text:p>1.6452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71693">
                <text:p>1.7169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0564">
                <text:p>2.1056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73251">
                <text:p>1.7325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64011">
                <text:p>3.6401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07828">
                <text:p>1.0782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2521">
                <text:p>1.252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41488">
                <text:p>2.4148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6432">
                <text:p>2.2643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35803">
                <text:p>0.43580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3838">
                <text:p>3.383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28614">
                <text:p>1.2861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7139">
                <text:p>0.9713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16707">
                <text:p>1.1670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89352">
                <text:p>1.8935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15851">
                <text:p>2.1585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11295">
                <text:p>2.1129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.04357">
                <text:p>6.0435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66418">
                <text:p>4.6641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58992">
                <text:p>1.5899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7251">
                <text:p>4.725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55523">
                <text:p>2.5552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2712">
                <text:p>2.271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441312">
                <text:p>0.44131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01267">
                <text:p>3.0126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785808">
                <text:p>0.78580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93183">
                <text:p>2.9318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53074">
                <text:p>1.5307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745198">
                <text:p>0.74519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7761">
                <text:p>3.776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03983">
                <text:p>1.0398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9209">
                <text:p>0.920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.98968">
                <text:p>6.9896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42698">
                <text:p>4.4269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4374">
                <text:p>3.437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.34925">
                <text:p>6.3492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6939">
                <text:p>3.693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.2655">
                <text:p>4.265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43995">
                <text:p>2.4399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740229">
                <text:p>0.74022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479215">
                <text:p>0.47921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.21326">
                <text:p>3.2132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37355">
                <text:p>1.3735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54153">
                <text:p>0.05415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00196">
                <text:p>2.0019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.18599">
                <text:p>4.1859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19789">
                <text:p>0.11978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.77844">
                <text:p>5.7784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72069">
                <text:p>0.7206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.55216">
                <text:p>5.5521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17004">
                <text:p>1.1700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19684">
                <text:p>1.1968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663221">
                <text:p>0.66322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01469">
                <text:p>1.0146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40943">
                <text:p>1.4094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.18793">
                <text:p>2.1879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83042">
                <text:p>1.8304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.42288">
                <text:p>2.4228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53719">
                <text:p>3.5371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.68793">
                <text:p>2.6879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704658">
                <text:p>0.70465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.59877">
                <text:p>4.5987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97714">
                <text:p>1.9771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45463">
                <text:p>1.4546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.24201">
                <text:p>4.2420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.10834">
                <text:p>8.1083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.86538">
                <text:p>2.8653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2018">
                <text:p>1.201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15129">
                <text:p>1.1512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0821">
                <text:p>3.082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71609">
                <text:p>1.7160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.74492">
                <text:p>4.7449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00106">
                <text:p>3.0010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.39898">
                <text:p>2.3989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70626">
                <text:p>1.7062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91858">
                <text:p>3.9185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74187">
                <text:p>1.7418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.06297">
                <text:p>2.0629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.14656">
                <text:p>4.1465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65118">
                <text:p>1.6511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423142">
                <text:p>0.42314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744366">
                <text:p>0.74436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.59526">
                <text:p>4.5952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64663">
                <text:p>0.6466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29015">
                <text:p>1.2901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53647">
                <text:p>1.5364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.07494">
                <text:p>7.0749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17499">
                <text:p>0.11749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.1544">
                <text:p>11.154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42987">
                <text:p>3.4298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16204">
                <text:p>1.1620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677152">
                <text:p>0.67715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22891">
                <text:p>1.2289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.71746">
                <text:p>2.7174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61493">
                <text:p>1.6149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96517">
                <text:p>3.9651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79809">
                <text:p>1.7980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.63135">
                <text:p>3.6313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48499">
                <text:p>1.4849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.90043">
                <text:p>7.9004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.56391">
                <text:p>8.5639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14254">
                <text:p>0.1425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837201">
                <text:p>0.83720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.63048">
                <text:p>2.6304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76219">
                <text:p>1.7621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957199">
                <text:p>0.95719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352542">
                <text:p>0.35254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.08304">
                <text:p>9.0830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.03634">
                <text:p>2.0363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913113">
                <text:p>0.91311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.24793">
                <text:p>2.2479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61182">
                <text:p>4.6118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41588">
                <text:p>1.4158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65316">
                <text:p>4.6531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92648">
                <text:p>1.9264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.92526">
                <text:p>3.9252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.77899">
                <text:p>7.7789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41598">
                <text:p>1.4159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90258">
                <text:p>4.9025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04773">
                <text:p>4.0477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34044">
                <text:p>1.3404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3894">
                <text:p>1.389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.1706">
                <text:p>3.170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.5137">
                <text:p>2.513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.77403">
                <text:p>7.7740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.24531">
                <text:p>3.2453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296415">
                <text:p>0.29641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218067">
                <text:p>0.21806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543515">
                <text:p>0.54351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553394">
                <text:p>0.55339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.62948">
                <text:p>6.6294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.71045">
                <text:p>7.7104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38183">
                <text:p>0.3818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.57338">
                <text:p>2.5733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922864">
                <text:p>0.092286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34615">
                <text:p>1.3461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282664">
                <text:p>0.28266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39742">
                <text:p>1.3974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.03405">
                <text:p>9.0340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471582">
                <text:p>0.47158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.89105">
                <text:p>6.8910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04114">
                <text:p>4.0411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49293">
                <text:p>1.4929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.07852">
                <text:p>3.0785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.89287">
                <text:p>2.8928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6973">
                <text:p>1.697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.15932">
                <text:p>3.1593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line" chart:style-name="ch1">
        <chart:legend chart:legend-position="end" svg:x="13.021cm" svg:y="3.955cm" style:legend-expansion="high" chart:style-name="ch2"/>
        <chart:plot-area chart:style-name="ch3" table:cell-range-address="NIS_plot.A1:NIS_plot.B1225" chart:data-source-has-labels="row" svg:x="0.69cm" svg:y="-0.046cm" svg:width="12.544cm" svg:height="8.644cm">
          <chartooo:coordinate-region svg:x="1.311cm" svg:y="0.153cm" svg:width="11.923cm" svg:height="7.3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IS_plot.A2:NIS_plot.A1225" chart:label-cell-address="NIS_plot.A1:NIS_plot.A1" chart:class="chart:line">
            <chart:data-point chart:repeated="1224"/>
          </chart:series>
          <chart:series chart:style-name="ch7" chart:values-cell-range-address="NIS_plot.B2:NIS_plot.B1225" chart:label-cell-address="NIS_plot.B1:NIS_plot.B1" chart:class="chart:line">
            <chart:data-point chart:repeated="12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IS</text:p>
                <draw:g>
                  <svg:desc>NIS_plot.A1:NIS_plot.A1</svg:desc>
                </draw:g>
              </table:table-cell>
              <table:table-cell office:value-type="string">
                <text:p>Laser 95%</text:p>
                <draw:g>
                  <svg:desc>NIS_plot.B1:NIS_plo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IS_plot.A2:NIS_plot.A1225</svg:desc>
                </draw:g>
              </table:table-cell>
              <table:table-cell office:value-type="float" office:value="5.991">
                <text:p>5.991</text:p>
                <draw:g>
                  <svg:desc>NIS_plot.B2:NIS_plot.B12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1292">
                <text:p>1.4129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01144">
                <text:p>5.0114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31965">
                <text:p>8.3196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41157">
                <text:p>5.4115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7773">
                <text:p>1.3777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74112">
                <text:p>9.7411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16993">
                <text:p>3.1699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35333">
                <text:p>6.3533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60354">
                <text:p>7.6035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3933">
                <text:p>2.7393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17991">
                <text:p>0.51799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71131">
                <text:p>1.7113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0399">
                <text:p>1.7039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85468">
                <text:p>1.8546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48956">
                <text:p>0.24895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69133">
                <text:p>0.66913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647776">
                <text:p>0.064777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27579">
                <text:p>5.2757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45171">
                <text:p>0.64517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10346">
                <text:p>0.51034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66728">
                <text:p>2.6672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74324">
                <text:p>0.37432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99947">
                <text:p>0.39994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73589">
                <text:p>2.7358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34679">
                <text:p>1.3467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43044">
                <text:p>1.4304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48618">
                <text:p>0.84861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82504">
                <text:p>1.8250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5799">
                <text:p>1.4579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18822">
                <text:p>1.1882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80546">
                <text:p>0.38054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45639">
                <text:p>0.34563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13307">
                <text:p>0.41330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73617">
                <text:p>0.57361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32636">
                <text:p>0.43263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1232">
                <text:p>2.2123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975326">
                <text:p>0.097532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6884">
                <text:p>1.2688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56842">
                <text:p>2.5684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48313">
                <text:p>2.4831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78184">
                <text:p>2.7818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68644">
                <text:p>2.6864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46611">
                <text:p>4.4661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29447">
                <text:p>3.2944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11053">
                <text:p>1.1105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36577">
                <text:p>0.43657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99228">
                <text:p>1.9922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2375">
                <text:p>1.0237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85468">
                <text:p>0.88546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06009">
                <text:p>0.70600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15345">
                <text:p>2.1534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340546">
                <text:p>0.034054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52427">
                <text:p>3.5242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49748">
                <text:p>0.24974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25862">
                <text:p>0.12586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54032">
                <text:p>1.5403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7958">
                <text:p>2.2795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40806">
                <text:p>2.4080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78255">
                <text:p>0.37825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44298">
                <text:p>1.4429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30872">
                <text:p>0.03087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56863">
                <text:p>1.5686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31468">
                <text:p>2.3146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69136">
                <text:p>2.6913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65368">
                <text:p>1.6536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6192">
                <text:p>0.3619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98005">
                <text:p>0.69800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06438">
                <text:p>1.0643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55209">
                <text:p>1.5520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92182">
                <text:p>0.89218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61685">
                <text:p>0.96168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22669">
                <text:p>1.2266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4376">
                <text:p>0.01437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2837">
                <text:p>2.28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49953">
                <text:p>2.4995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80404">
                <text:p>0.38040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62713">
                <text:p>1.6271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55267">
                <text:p>0.0552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20434">
                <text:p>2.2043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48446">
                <text:p>0.54844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487521">
                <text:p>0.48752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19394">
                <text:p>3.1939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21743">
                <text:p>0.92174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51253">
                <text:p>0.55125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67447">
                <text:p>2.6744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48515">
                <text:p>2.485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576079">
                <text:p>0.057607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86873">
                <text:p>2.8687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77006">
                <text:p>0.37700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77045">
                <text:p>0.17704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91384">
                <text:p>0.39138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65138">
                <text:p>1.6513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19927">
                <text:p>0.71992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51194">
                <text:p>1.5119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44071">
                <text:p>0.54407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1235">
                <text:p>1.9123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39836">
                <text:p>2.3983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22549">
                <text:p>1.2254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45727">
                <text:p>3.4572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8124">
                <text:p>0.8812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109629">
                <text:p>0.010962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89286">
                <text:p>3.8928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76499">
                <text:p>1.7649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17497">
                <text:p>1.174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44084">
                <text:p>2.4408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50098">
                <text:p>0.5009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653081">
                <text:p>0.65308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68807">
                <text:p>3.6880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47991">
                <text:p>1.4799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14024">
                <text:p>3.1402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831336">
                <text:p>0.83133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880041">
                <text:p>0.88004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.05097">
                <text:p>6.050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90885">
                <text:p>2.9088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722698">
                <text:p>0.72269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3507">
                <text:p>1.350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628664">
                <text:p>0.62866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.15063">
                <text:p>5.1506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01323">
                <text:p>0.10132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504849">
                <text:p>0.50484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826951">
                <text:p>0.82695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666803">
                <text:p>0.66680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77992">
                <text:p>2.7799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50907">
                <text:p>0.25090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25713">
                <text:p>1.2571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926695">
                <text:p>0.92669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91623">
                <text:p>1.9162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25105">
                <text:p>2.2510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31">
                <text:p>1.3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52673">
                <text:p>0.15267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520467">
                <text:p>0.5204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66915">
                <text:p>0.3669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783422">
                <text:p>0.78342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99146">
                <text:p>3.9914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04241">
                <text:p>2.0424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03427">
                <text:p>0.10342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16935">
                <text:p>0.11693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.78648">
                <text:p>6.7864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988465">
                <text:p>0.98846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68337">
                <text:p>1.683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79826">
                <text:p>0.37982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16197">
                <text:p>1.161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33615">
                <text:p>1.336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99677">
                <text:p>0.9967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.49529">
                <text:p>3.4952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5178">
                <text:p>1.517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04871">
                <text:p>2.0487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427787">
                <text:p>0.42778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05195">
                <text:p>1.0519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573225">
                <text:p>0.57322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.49228">
                <text:p>6.4922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83313">
                <text:p>0.8331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698348">
                <text:p>0.69834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.46727">
                <text:p>2.4672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77425">
                <text:p>1.7742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.66765">
                <text:p>5.6676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.49211">
                <text:p>4.4921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19081">
                <text:p>1.1908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6206">
                <text:p>1.620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97854">
                <text:p>3.9785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70595">
                <text:p>1.7059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662576">
                <text:p>0.66257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570235">
                <text:p>0.57023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93824">
                <text:p>1.9382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.06636">
                <text:p>5.0663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937787">
                <text:p>0.93778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67845">
                <text:p>1.6784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773365">
                <text:p>0.77336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17">
                <text:p>0.11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525677">
                <text:p>0.52567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.94762">
                <text:p>2.9476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58266">
                <text:p>0.05826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56487">
                <text:p>3.5648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20366">
                <text:p>1.2036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3.1408">
                <text:p>13.140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973803">
                <text:p>0.97380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783145">
                <text:p>0.78314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21327">
                <text:p>1.2132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0383243">
                <text:p>0.00038324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14154">
                <text:p>1.1415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.31877">
                <text:p>7.3187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85059">
                <text:p>1.8505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04021">
                <text:p>1.0402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96011">
                <text:p>1.9601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46912">
                <text:p>3.4691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92587">
                <text:p>3.9258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85473">
                <text:p>3.8547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251329">
                <text:p>0.25132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705618">
                <text:p>0.70561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783244">
                <text:p>0.78324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36067">
                <text:p>0.3360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50126">
                <text:p>1.5012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.5223">
                <text:p>2.522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186">
                <text:p>0.318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.73144">
                <text:p>7.7314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10522">
                <text:p>1.1052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26598">
                <text:p>1.2659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40051">
                <text:p>0.04005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517206">
                <text:p>0.51720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.60658">
                <text:p>2.6065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60661">
                <text:p>1.6066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.34284">
                <text:p>2.3428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315633">
                <text:p>0.31563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547828">
                <text:p>0.54782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989393">
                <text:p>0.98939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584067">
                <text:p>0.05840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30491">
                <text:p>1.3049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278797">
                <text:p>0.2787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.33884">
                <text:p>3.3388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.6473">
                <text:p>2.647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285067">
                <text:p>0.2850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13979">
                <text:p>1.1397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09451">
                <text:p>1.0945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856761">
                <text:p>0.085676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48403">
                <text:p>0.4840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.25595">
                <text:p>3.2559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345536">
                <text:p>0.34553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17784">
                <text:p>1.1778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96764">
                <text:p>1.9676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703472">
                <text:p>0.070347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.36779">
                <text:p>3.3677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.23822">
                <text:p>5.2382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65469">
                <text:p>1.6546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850954">
                <text:p>0.85095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141339">
                <text:p>0.14133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20048">
                <text:p>4.2004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700209">
                <text:p>0.70020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.51744">
                <text:p>2.5174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832294">
                <text:p>0.83229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26274">
                <text:p>1.2627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904832">
                <text:p>0.90483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2321">
                <text:p>1.232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.07661">
                <text:p>2.0766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104982">
                <text:p>0.10498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.4292">
                <text:p>2.429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.44975">
                <text:p>7.4497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594996">
                <text:p>0.59499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.22107">
                <text:p>3.2210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87697">
                <text:p>1.876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.03968">
                <text:p>2.0396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219785">
                <text:p>0.21978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71697">
                <text:p>4.716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60556">
                <text:p>0.6055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96194">
                <text:p>1.9619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233852">
                <text:p>0.23385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222755">
                <text:p>0.22275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.2448">
                <text:p>7.244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82429">
                <text:p>4.8242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410815">
                <text:p>0.410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